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BooleanConvertor.convertFromString( String value , Locale locale , Convertor .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BooleanConvertor.generateSaxFragment( ContentHandler contentHandl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lainBooleanConvertor.convertToString( Object value , Locale locale , Convertor .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Boolean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